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87d7a" style:font-style-asian="italic" style:font-style-complex="italic"/>
    </style:style>
    <style:style style:name="T3" style:family="text">
      <style:text-properties officeooo:rsid="00087d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ÍCIOS – THREADS</text:p>
      <text:p text:style-name="P3">Objetivo: entender como threads funcionam num programa em C</text:p>
      <text:p text:style-name="P3"/>
      <text:p text:style-name="P2">Exercício 1</text:p>
      <text:p text:style-name="P1"><text:span text:style-name="T1">Objetivo: criar uma nova thread através da função pthread_create()</text:span> </text:p>
      <text:p text:style-name="P1"/>
      <text:p text:style-name="P1">Veja o código-fone de 00-analysis.c no diretório <text:span text:style-name="T2">threading</text:span> do repositório da disciplina.</text:p>
      <text:p text:style-name="P1">a) O que o comando pthread_create() faz? Se precisar, use o man para ler o manual da função. </text:p>
      <text:p text:style-name="P1">b) Verifique no seu computador se a criação de uma nova thread leva ao aparecimento de um novo PID. Se necesário, modifique o programa 00-analysis.c para fazer essa investigação.</text:p>
      <text:p text:style-name="P1"/>
      <text:p text:style-name="P2">Exercício 2</text:p>
      <text:p text:style-name="P3">Objetivo: analisar o comportamento de threads quando ao compartilhamento de pilha e heap</text:p>
      <text:p text:style-name="P1"/>
      <text:p text:style-name="P1">Inspirando-se no programa 00-analysis.c, faça um programa que permita identificar se uma thread comparilha, com o programa principal, a pilha e o heap.</text:p>
      <text:p text:style-name="P1"/>
      <text:p text:style-name="P2">Exercício 3</text:p>
      <text:p text:style-name="P3">Objetivo: prever o comportamento de programas multithread</text:p>
      <text:p text:style-name="P1"/>
      <text:p text:style-name="P1">Verifique o código fonte de 01-intro.c. </text:p>
      <text:p text:style-name="P1">a) Antes de executá-lo, tente inferir o que ele deve imprimir na tela. </text:p>
      <text:p text:style-name="P1">b) Depois, compile e execute o programa e tente explicar o comportamento que você encontrou.</text:p>
      <text:p text:style-name="P1"/>
      <text:p text:style-name="P2">Exercício 4</text:p>
      <text:p text:style-name="P3">Objetivo: resolver problemas de compartilhamento de memória em threads</text:p>
      <text:p text:style-name="P1"/>
      <text:p text:style-name="P1">Leia o código fonte de 02-memoria.c.</text:p>
      <text:p text:style-name="P1">a) Antes de executá-lo, tente inferir qual problema (dentre os encontrados em 01-intro) são resolvidos neste código. Como esses problemas são resolvidos?</text:p>
      <text:p text:style-name="P1">b) Qual problema ainda existe?</text:p>
      <text:p text:style-name="P1">c) O que o programa deve imprimir na tela?</text:p>
      <text:p text:style-name="P1"/>
      <text:p text:style-name="P2">Exercício 5</text:p>
      <text:p text:style-name="P3">Objetivo: entender a função pthread_join()</text:p>
      <text:p text:style-name="P1"/>
      <text:p text:style-name="P1">Leia o código fonte de 03-join.c.</text:p>
      <text:p text:style-name="P1">a) Antes de executá-lo, tente inferir o que ele deve imprimir na tela.</text:p>
      <text:p text:style-name="P1">b) O que a função pthread_join() faz? Qual seria a função equivalente quando pensamos em processo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ago Tavares</meta:initial-creator>
    <meta:creation-date>2018-05-01T15:14:10</meta:creation-date>
    <dc:date>2019-02-11T16:42:53.891379642</dc:date>
    <meta:editing-duration>PT24M3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257" meta:character-count="1634" meta:non-whitespace-character-count="1398"/>
  </office:meta>
</office:document-meta>
</file>